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17f7a6" officeooo:paragraph-rsid="0017f7a6"/>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3">
      <style:text-properties officeooo:rsid="00227488" officeooo:paragraph-rsid="00227488"/>
    </style:style>
    <style:style style:name="P6" style:family="paragraph" style:parent-style-name="Text_20_body" style:list-style-name="L2">
      <style:text-properties officeooo:rsid="0034583e" officeooo:paragraph-rsid="0034583e"/>
    </style:style>
    <style:style style:name="P7" style:family="paragraph" style:parent-style-name="Text_20_body" style:list-style-name="L1">
      <style:text-properties officeooo:rsid="0038a9e3" officeooo:paragraph-rsid="0038a9e3"/>
    </style:style>
    <style:style style:name="T1" style:family="text">
      <style:text-properties officeooo:rsid="002474b2"/>
    </style:style>
    <style:style style:name="T2" style:family="text">
      <style:text-properties officeooo:rsid="002602c9"/>
    </style:style>
    <style:style style:name="T3" style:family="text">
      <style:text-properties officeooo:rsid="002e0783"/>
    </style:style>
    <style:style style:name="T4" style:family="text">
      <style:text-properties officeooo:rsid="002e5815"/>
    </style:style>
    <style:style style:name="T5" style:family="text">
      <style:text-properties officeooo:rsid="003030ec"/>
    </style:style>
    <style:style style:name="T6" style:family="text">
      <style:text-properties officeooo:rsid="0030ad14"/>
    </style:style>
    <style:style style:name="T7" style:family="text">
      <style:text-properties style:text-position="super 58%"/>
    </style:style>
    <style:style style:name="T8" style:family="text">
      <style:text-properties officeooo:rsid="003a46a7"/>
    </style:style>
    <style:style style:name="T9" style:family="text">
      <style:text-properties officeooo:rsid="0047f51e"/>
    </style:style>
    <style:style style:name="T10" style:family="text">
      <style:text-properties officeooo:rsid="004ac981"/>
    </style:style>
    <style:style style:name="T11" style:family="text">
      <style:text-properties officeooo:rsid="0054ccd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ew 22:23-46</text:h>
      <text:h text:style-name="Heading_20_3" text:outline-level="3"><text:bookmark text:name="en-GNT-26942"/>The Question about Rising from Death</text:h>
      <text:list xml:id="list342877527" text:style-name="L3">
        <text:list-item>
          <text:p text:style-name="P4">That same day some Sadducees came to Jesus and claimed that people will not rise from death.<text:bookmark text:name="en-GNT-26943"/> “Teacher,” they said, “Moses said that if a man who has no children dies, his brother must marry the widow so that they can have children who will be considered the dead man's children. <text:bookmark text:name="en-GNT-26944"/>Now, there were seven brothers who used to live here. The oldest got married and died without having children, so he left his widow to his brother. <text:bookmark text:name="en-GNT-26945"/>The same thing happened to the second brother, to the third, and finally to all seven. <text:bookmark text:name="en-GNT-26946"/>Last of all, the woman died. <text:bookmark text:name="en-GNT-26947"/>Now, on the day when the dead rise to life, whose wife will she be? All of them had married her.” Jesus answered them, “How wrong you are! It is because you don't know the Scriptures or God's power. <text:bookmark text:name="en-GNT-26949"/>For when the dead rise to life, they will be like the angels in heaven and will not marry. <text:bookmark text:name="en-GNT-26950"/>Now, as for the dead rising to life: haven't you ever read what God has told you? He said, <text:bookmark text:name="en-GNT-26951"/>‘I am the God of Abraham, the God of Isaac, and the God of Jacob.’ He is the God of the living, not of the dead.”<text:bookmark text:name="en-GNT-26952"/> When the crowds heard this, they were amazed at his teaching.</text:p>
        </text:list-item>
        <text:list-item>
          <text:p text:style-name="P5">The sadduces were trying to trap Christ with <text:span text:style-name="T1">a </text:span>silly analogy of a wife married to seven husbands, their aim was to <text:span text:style-name="T2">push a thought that their is no life after death. </text:span><text:span text:style-name="T3">From Christ’s response we learn that there is life after death, in that life we’ll be angels. </text:span><text:span text:style-name="T4">Christ then concluded with the words of God, “I am the God of Abraham, the God of Isaac and the God of Jacob”; He is the God of the living and not the dead. </text:span><text:span text:style-name="T5">Hence, </text:span><text:span text:style-name="T6">Abraham, Isaac and Jacob are alive and not dead. The crowds were amazed at his teaching.</text:span></text:p>
        </text:list-item>
      </text:list>
      <text:h text:style-name="Heading_20_3" text:outline-level="3"><text:bookmark text:name="en-GNT-26953"/>The Great Commandment</text:h>
      <text:list xml:id="list1968704551" text:style-name="L2">
        <text:list-item>
          <text:p text:style-name="P3">When the Pharisees heard that Jesus had silenced the Sadducees, they came together, <text:bookmark text:name="en-GNT-26954"/>and one of them, a teacher of the Law, tried to trap him with a question. <text:bookmark text:name="en-GNT-26955"/>“Teacher,” he asked, “which is the greatest commandment in the Law?”<text:bookmark text:name="en-GNT-26956"/> Jesus answered, “‘Love the Lord your God with all your heart, with all your soul, and with all your mind.’ <text:bookmark text:name="en-GNT-26957"/>This is the greatest and the most important commandment. <text:bookmark text:name="en-GNT-26958"/>The second most important commandment is like it: ‘Love your neighbor as you love yourself.’ <text:bookmark text:name="en-GNT-26959"/>The whole Law of Moses and the teachings of the prophets depend on these two commandments.”</text:p>
        </text:list-item>
        <text:list-item>
          <text:p text:style-name="P6">Another failed attempt to trap Jesus by the <text:span text:style-name="T11">Pharisees</text:span> brought about the lesson of the greatest commandments, commandments that sum up all commandments. If we abide to them we’ll be following all commandments. The 1<text:span text:style-name="T7">st</text:span> is “Love the Lord your God with all your heart, with all your soul and with all your mind.” and the 2<text:span text:style-name="T7">nd</text:span> is “Love your neighbour as you love yourself.”</text:p>
        </text:list-item>
      </text:list>
      <text:h text:style-name="Heading_20_3" text:outline-level="3"><text:bookmark text:name="en-GNT-26960"/>The Question about the Messiah</text:h>
      <text:list xml:id="list3104140414" text:style-name="L1">
        <text:list-item>
          <text:p text:style-name="P2">When some Pharisees gathered together, Jesus asked them, <text:bookmark text:name="en-GNT-26961"/>“What do you think about the Messiah? Whose descendant is he?” “He is David's descendant,” they answered.<text:bookmark text:name="en-GNT-26962"/> “Why, then,” Jesus asked, “did the Spirit inspire David to call him ‘Lord’? David said,<text:bookmark text:name="en-GNT-26963"/> ‘The Lord said to my Lord: Sit here at my right side until I put your enemies under your feet.’<text:bookmark text:name="en-GNT-26964"/> If, then, <text:soft-page-break/>David called him ‘Lord,’ how can the Messiah be David's descendant?”<text:bookmark text:name="en-GNT-26965"/> No one was able to give Jesus any answer, and from that day on no one dared to ask him any more questions.</text:p>
        </text:list-item>
        <text:list-item>
          <text:p text:style-name="P7">Christ then turned the tables, asked them a question that they couldn’t answer and from then onwards they never attempted question Christ. <text:span text:style-name="T8">The <text:s/>question was, “If Christ is a descendant of David, why then does David refer to Christ as Lord?” </text:span><text:span text:style-name="T9">We learn from this that Christ is Lord and the son of God </text:span><text:span text:style-name="T10">though he came into the world in the lineage of king David.</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9T06:50:26.240842942</meta:creation-date>
    <dc:date>2022-02-09T08:09:59.281944406</dc:date>
    <meta:editing-duration>PT1H10M42S</meta:editing-duration>
    <meta:editing-cycles>25</meta:editing-cycles>
    <meta:generator>LibreOffice/6.4.7.2$Linux_X86_64 LibreOffice_project/40$Build-2</meta:generator>
    <meta:document-statistic meta:table-count="0" meta:image-count="0" meta:object-count="0" meta:page-count="2" meta:paragraph-count="10" meta:word-count="663" meta:character-count="3551" meta:non-whitespace-character-count="2903"/>
  </office:meta>
</office:document-meta>
</file>